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ea846" officeooo:paragraph-rsid="001ea846"/>
    </style:style>
    <style:style style:name="P2" style:family="paragraph" style:parent-style-name="Standard">
      <style:paragraph-properties fo:text-align="start" style:justify-single-word="false"/>
      <style:text-properties officeooo:rsid="001ea846" officeooo:paragraph-rsid="001ea846"/>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ston Wrzesinski</text:p>
      <text:p text:style-name="P1">IFT458</text:p>
      <text:p text:style-name="P1">Project Deliverable 6</text:p>
      <text:p text:style-name="P1">3/23/2020</text:p>
      <text:p text:style-name="P1"/>
      <text:p text:style-name="P2"><text:tab/>The purpose of this project was to combine the past work on projects and integrate them with the Django Python module. The Django module will allow for form work to be completed so later on our forms can import data into our SQL database. This project included expanding on project 1 to create a register, login, and user dashboard page, as well as going through the initial setup process for Django and getting the web pages to load on the Django server.</text:p>
      <text:p text:style-name="P2"><text:tab/>For this project and the last project I switched to using Ubuntu exclusively. The setup with Windows on previous projects with Python and SQL modules took a lot of fiddling with to get correct, and I decided to try and rebuild my environment on a new operating system. There were some troubles with the Linux Ubuntu, but for the most part it was much quicker to configure. One thing I had trouble with was having to constantly change permissions for files and file folders as I was creating them, because I couldn’t save directly from VSCode without using a sudo chown command in the terminal.</text:p>
      <text:p text:style-name="P2"><text:tab/>Another problem I had was getting the apps consolidated in Django. When I first started, I created a separate app for each web page, i.e. home, register, login, and signup. After I was ready to consolidate, it took me a while to sort all of this down into a single app “synerd” and get the URLs to point correctly.</text:p>
      <text:p text:style-name="P2"><text:tab/>To run this application:</text:p>
      <text:p text:style-name="P2">1. Install Python 3 in Linux</text:p>
      <text:p text:style-name="P2">2. Install Django</text:p>
      <text:p text:style-name="P2">3. Download files and cd to directory in terminal</text:p>
      <text:p text:style-name="P2">4. Run sudo python3 manage.py runserver to start the django server</text:p>
      <text:p text:style-name="P2">5. Access the website at 127.0.0.1:8000/home, /register, /login, and /dashboard</text:p>
      <text:p text:style-name="P2"/>
      <text:p text:style-name="P2">(Note: There is no link on the page to view the dashboard, to see this website you must go to 127.0.0.1:8000/dashboard.)</text:p>
      <text:p text:style-name="P2"/>
      <text:p text:style-name="P2">In conclusion, I gained more experience with Linux which I always consider to be a bonus. I also learned a bit about how to setup django and configuring the python, git, and SQL environments in Linux. I will be looking forward to the next projec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8:24:29.699167863</meta:creation-date>
    <dc:date>2020-03-23T18:35:17.449211011</dc:date>
    <meta:editing-duration>PT27S</meta:editing-duration>
    <meta:editing-cycles>1</meta:editing-cycles>
    <meta:document-statistic meta:table-count="0" meta:image-count="0" meta:object-count="0" meta:page-count="1" meta:paragraph-count="15" meta:word-count="362" meta:character-count="2049" meta:non-whitespace-character-count="1698"/>
    <meta:generator>LibreOffice/6.3.5.2$Linux_X86_64 LibreOffice_project/30$Build-2</meta:generator>
  </office:meta>
</office:document-meta>
</file>